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UNIVERSIDAD NACIONAL DE TRUJILL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ALIRROSAS LEON, PAOLA SANDR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RACION 12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8:09:5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